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280BB1811D3.jpg" manifest:media-type="image/jpeg"/>
  <manifest:file-entry manifest:full-path="Pictures/1000020100000199000000856A791F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Bitstream Vera Sans" svg:font-family="'Bitstream Vera Sans', 'Times New Roman'"/>
    <style:font-face style:name="DejaVu Sans" svg:font-family="'DejaVu Sans'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Droid Sans Fallback1" svg:font-family="'Droid Sans Fallback', 'Device Font 10cpi'" style:font-family-generic="roman"/>
    <style:font-face style:name="FreeSans1" svg:font-family="FreeSans, 'Device Font 10cpi'" style:font-family-generic="roman"/>
    <style:font-face style:name="Liberation Serif1" svg:font-family="'Liberation Serif', 'Times New Roman'" style:font-family-generic="roman"/>
    <style:font-face style:name="FreeSans2" svg:font-family="FreeSans" style:font-family-generic="swiss"/>
    <style:font-face style:name="Liberation Sans1" svg:font-family="'Liberation Sans', Arial" style:font-family-generic="swiss"/>
    <style:font-face style:name="Droid Sans Fallback2" svg:font-family="'Droid Sans Fallback'" style:font-pitch="variable"/>
    <style:font-face style:name="FreeSans3" svg:font-family="FreeSans" style:font-pitch="variable"/>
    <style:font-face style:name="Lohit Devanagari" svg:font-family="'Lohit Devanagar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, 'Device Font 10cpi'" style:font-family-generic="roman" style:font-pitch="variable"/>
    <style:font-face style:name="Arial" svg:font-family="Arial, 'Device Font 10cpi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_28_user_29_">
      <style:paragraph-properties fo:margin-top="0.176cm" fo:margin-bottom="0.212cm" loext:contextual-spacing="false"/>
      <style:text-properties fo:language="es" fo:country="VE" style:language-asian="es" style:country-asian="VE"/>
    </style:style>
    <style:style style:name="P2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80pt" style:text-underline-style="none" fo:font-weight="bold" style:font-size-asian="80pt" style:font-weight-asian="bold" style:font-size-complex="80pt" style:font-weight-complex="bold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02393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042ce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paragraph-rsid="000604f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officeooo:rsid="00023939" officeooo:paragraph-rsid="00023939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23939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paragraph-rsid="0002393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paragraph-rsid="000858f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023939" officeooo:paragraph-rsid="0002393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paragraph-rsid="0002393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7978a" officeooo:paragraph-rsid="0007978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0604fb"/>
    </style:style>
    <style:style style:name="P21" style:family="paragraph" style:parent-style-name="Standard">
      <style:paragraph-properties fo:text-align="start" style:justify-single-word="false"/>
      <style:text-properties fo:color="#729fcf" fo:font-size="13pt" fo:font-style="italic" style:text-underline-style="none" fo:font-weight="bold" officeooo:paragraph-rsid="00023939" style:font-size-asian="13pt" style:font-style-asian="italic" style:font-weight-asian="bold" style:font-size-complex="13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729fcf" fo:font-size="13pt" fo:font-style="italic" style:text-underline-style="none" fo:font-weight="bold" officeooo:paragraph-rsid="000604fb" style:font-size-asian="13pt" style:font-style-asian="italic" style:font-weight-asian="bold" style:font-size-complex="13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729fcf" fo:font-size="13pt" fo:font-style="italic" style:text-underline-style="none" fo:font-weight="bold" officeooo:paragraph-rsid="0009f512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729fcf" fo:font-style="italic" style:text-underline-style="none" fo:font-weight="bold" officeooo:paragraph-rsid="00023939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729fcf" fo:font-style="italic" style:text-underline-style="none" fo:font-weight="bold" officeooo:paragraph-rsid="000604fb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729fcf" fo:font-style="italic" style:text-underline-style="none" fo:font-weight="bold" officeooo:paragraph-rsid="0007978a" style:font-style-asian="italic" style:font-weight-asian="bold" style:font-style-complex="italic" style:font-weight-complex="bold"/>
    </style:style>
    <style:style style:name="P27" style:family="paragraph" style:parent-style-name="Standard" style:master-page-name="Standard">
      <style:paragraph-properties fo:text-align="end" style:justify-single-word="false" style:page-number="auto"/>
    </style:style>
    <style:style style:name="P28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fo:color="#729fcf" fo:font-style="italic" style:text-underline-style="none" fo:font-weight="bold" officeooo:paragraph-rsid="0007978a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fo:color="#729fcf" fo:font-style="italic" style:text-underline-style="none" fo:font-weight="bold" officeooo:paragraph-rsid="000858f9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fo:color="#729fcf" fo:font-style="italic" style:text-underline-style="none" fo:font-weight="bold" officeooo:paragraph-rsid="000b53e5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fo:color="#ff420e" style:text-underline-style="none" fo:font-weight="normal" officeooo:rsid="0007978a" officeooo:paragraph-rsid="0007978a" style:font-weight-asian="normal" style:font-weight-complex="normal"/>
    </style:style>
    <style:style style:name="P32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fo:color="#ff420e" style:text-underline-style="none" fo:font-weight="normal" officeooo:rsid="0007978a" officeooo:paragraph-rsid="000858f9" style:font-weight-asian="normal" style:font-weight-complex="normal"/>
    </style:style>
    <style:style style:name="P33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fo:color="#ff420e" style:text-underline-style="none" fo:font-weight="normal" officeooo:rsid="0007978a" officeooo:paragraph-rsid="000b53e5" style:font-weight-asian="normal" style:font-weight-complex="normal"/>
    </style:style>
    <style:style style:name="P34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rsid="0007978a" officeooo:paragraph-rsid="0007978a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rsid="0007978a" officeooo:paragraph-rsid="000858f9" style:font-weight-asian="normal" style:font-weight-complex="normal"/>
    </style:style>
    <style:style style:name="P36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rsid="0007978a" officeooo:paragraph-rsid="000b53e5" style:font-weight-asian="normal" style:font-weight-complex="normal"/>
    </style:style>
    <style:style style:name="P37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style:font-weight-asian="normal" style:font-weight-complex="normal"/>
    </style:style>
    <style:style style:name="P38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paragraph-rsid="000858f9" style:font-weight-asian="normal" style:font-weight-complex="normal"/>
    </style:style>
    <style:style style:name="P39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paragraph-rsid="000b53e5" style:font-weight-asian="normal" style:font-weight-complex="normal"/>
    </style:style>
    <style:style style:name="P40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rsid="000858f9" officeooo:paragraph-rsid="000858f9" style:font-weight-asian="normal" style:font-weight-complex="normal"/>
    </style:style>
    <style:style style:name="P41" style:family="paragraph" style:parent-style-name="Standard">
      <style:paragraph-properties fo:text-align="start" style:justify-single-word="false" fo:background-color="#333333">
        <style:background-image/>
      </style:paragraph-properties>
      <style:text-properties style:text-underline-style="none" fo:font-weight="normal" officeooo:rsid="000b53e5" officeooo:paragraph-rsid="000b53e5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 fo:background-color="#333333">
        <style:background-image/>
      </style:paragraph-properties>
      <style:text-properties fo:color="#729fcf" fo:font-style="italic" style:text-underline-style="none" fo:font-weight="bold" officeooo:paragraph-rsid="0007978a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margin-left="0cm" fo:margin-right="0cm" fo:text-indent="0cm" style:auto-text-indent="false" fo:background-color="#333333">
        <style:background-image/>
      </style:paragraph-properties>
      <style:text-properties fo:color="#ff420e" style:text-underline-style="none" fo:font-weight="normal" officeooo:rsid="0007978a" officeooo:paragraph-rsid="0007978a" style:font-weight-asian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 fo:background-color="#333333">
        <style:background-image/>
      </style:paragraph-properties>
      <style:text-properties style:text-underline-style="none" fo:font-weight="normal" officeooo:rsid="0007978a" officeooo:paragraph-rsid="0007978a" style:font-weight-asian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 fo:background-color="#333333">
        <style:background-image/>
      </style:paragraph-properties>
      <style:text-properties style:text-underline-style="none" fo:font-weight="normal" officeooo:paragraph-rsid="0007978a" style:font-weight-asian="normal" style:font-weight-complex="normal"/>
    </style:style>
    <style:style style:name="T1" style:family="text">
      <style:text-properties fo:font-size="8pt" fo:font-weight="bold" style:font-name-asian="Liberation Serif1" style:font-size-asian="8pt" style:font-weight-asian="bold" style:font-name-complex="Liberation Serif1" style:font-size-complex="8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1f54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23939" style:font-size-asian="14pt" style:font-weight-asian="bold" style:font-size-complex="14pt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officeooo:rsid="000604f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604fb" style:font-weight-asian="normal" style:font-weight-complex="normal"/>
    </style:style>
    <style:style style:name="T11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size="20pt" fo:font-style="italic" style:text-underline-style="none" fo:font-weight="normal" style:font-name-asian="Liberation Serif1" style:font-size-asian="20pt" style:font-style-asian="italic" style:font-weight-asian="normal" style:font-name-complex="Liberation Serif1" style:font-size-complex="20pt" style:font-style-complex="italic" style:font-weight-complex="normal"/>
    </style:style>
    <style:style style:name="T13" style:family="text">
      <style:text-properties officeooo:rsid="00023939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023939" style:font-size-asian="13pt" style:font-size-complex="13pt"/>
    </style:style>
    <style:style style:name="T16" style:family="text">
      <style:text-properties fo:font-size="13pt" officeooo:rsid="000b53e5" style:font-size-asian="13pt" style:font-size-complex="13pt"/>
    </style:style>
    <style:style style:name="T17" style:family="text">
      <style:text-properties officeooo:rsid="00042cea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0604fb"/>
    </style:style>
    <style:style style:name="T20" style:family="text">
      <style:text-properties fo:color="#729fcf" officeooo:rsid="00023939"/>
    </style:style>
    <style:style style:name="T21" style:family="text">
      <style:text-properties fo:color="#ff3399"/>
    </style:style>
    <style:style style:name="T22" style:family="text">
      <style:text-properties fo:color="#ff3399" officeooo:rsid="000604fb"/>
    </style:style>
    <style:style style:name="T23" style:family="text">
      <style:text-properties fo:color="#ff3399" officeooo:rsid="00023939"/>
    </style:style>
    <style:style style:name="T24" style:family="text">
      <style:text-properties fo:color="#ff3399" fo:font-size="13pt" officeooo:rsid="00023939" style:font-size-asian="13pt" style:font-size-complex="13pt"/>
    </style:style>
    <style:style style:name="T25" style:family="text">
      <style:text-properties fo:color="#ff3399" fo:font-size="13pt" officeooo:rsid="000604fb" style:font-size-asian="13pt" style:font-size-complex="13pt"/>
    </style:style>
    <style:style style:name="T26" style:family="text">
      <style:text-properties fo:color="#ff3399" fo:font-size="13pt" officeooo:rsid="000858f9" style:font-size-asian="13pt" style:font-size-complex="13pt"/>
    </style:style>
    <style:style style:name="T27" style:family="text">
      <style:text-properties fo:color="#ff3399" fo:font-size="13pt" officeooo:rsid="000b53e5" style:font-size-asian="13pt" style:font-size-complex="13pt"/>
    </style:style>
    <style:style style:name="T28" style:family="text">
      <style:text-properties fo:color="#ff3399" officeooo:rsid="0009f512"/>
    </style:style>
    <style:style style:name="T29" style:family="text">
      <style:text-properties officeooo:rsid="0007978a"/>
    </style:style>
    <style:style style:name="T30" style:family="text">
      <style:text-properties fo:color="#ffffff"/>
    </style:style>
    <style:style style:name="T31" style:family="text">
      <style:text-properties fo:color="#ffffff" style:text-underline-style="solid" style:text-underline-width="auto" style:text-underline-color="font-color"/>
    </style:style>
    <style:style style:name="T32" style:family="text">
      <style:text-properties officeooo:rsid="000858f9"/>
    </style:style>
    <style:style style:name="T33" style:family="text">
      <style:text-properties officeooo:rsid="0009f512"/>
    </style:style>
    <style:style style:name="T34" style:family="text">
      <style:text-properties fo:color="#ff6600"/>
    </style:style>
    <style:style style:name="T35" style:family="text">
      <style:text-properties fo:color="#ff6600" officeooo:rsid="0009f512"/>
    </style:style>
    <style:style style:name="T36" style:family="text">
      <style:text-properties fo:color="#ff0000"/>
    </style:style>
    <style:style style:name="T37" style:family="text">
      <style:text-properties fo:color="#ff0000" officeooo:rsid="0009f512"/>
    </style:style>
    <style:style style:name="T38" style:family="text">
      <style:text-properties fo:color="#ff00cc"/>
    </style:style>
    <style:style style:name="T39" style:family="text">
      <style:text-properties fo:color="#ff00cc" officeooo:rsid="0009f512"/>
    </style:style>
    <style:style style:name="T40" style:family="text">
      <style:text-properties fo:color="#ff3333"/>
    </style:style>
    <style:style style:name="T41" style:family="text">
      <style:text-properties fo:color="#ff3333" officeooo:rsid="0009f512"/>
    </style:style>
    <style:style style:name="T42" style:family="text">
      <style:text-properties fo:color="#ff6666"/>
    </style:style>
    <style:style style:name="T43" style:family="text">
      <style:text-properties fo:color="#ff6666" officeooo:rsid="0009f51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">Maturín, </text:span><text:span text:style-name="T4">15</text:span><text:span text:style-name="T3"> de </text:span><text:span text:style-name="T4">Agosto</text:span><text:span text:style-name="T3"> 2016</text:span></text:p>
      <text:p text:style-name="P4"/>
      <text:p text:style-name="P13"><text:span text:style-name="T5">CREAR SITIO WEB CON PHALCON</text:span></text:p>
      <text:p text:style-name="P12">Sistema Web de Frases Celebres</text:p>
      <text:p text:style-name="P12"/>
      <text:p text:style-name="P17"/>
      <text:p text:style-name="P17"><text:tab/>Al introducirnos en una nueva herramienta tecnológica se nos presenta una cu<text:span text:style-name="T17">r</text:span>va de aprendizaje un poco ruda hasta llegar a dominar esta herramienta. Esta gu<text:span text:style-name="T17">í</text:span>a pretende dar una dirección para facilitar esa cu<text:span text:style-name="T17">r</text:span>va de aprendi<text:span text:style-name="T17">z</text:span>aje. <text:span text:style-name="T17">Al terminal esta guía tendremos los conocimientos básicos para crear una aplicación.</text:span></text:p>
      <text:p text:style-name="P18"/>
      <text:p text:style-name="P18"/>
      <text:p text:style-name="P9"/>
      <text:p text:style-name="P9"><text:span text:style-name="T13">1- Árbol de directorio <text:s/>- <text:s/></text:span><text:span text:style-name="T20">Color</text:span></text:p>
      <text:p text:style-name="P15"/>
      <text:p text:style-name="P20"><text:span text:style-name="T9"><text:tab/></text:span><text:span text:style-name="T10">Creamos la estructura base de directorio, Phalcon trabaja con </text:span><text:span text:style-name="T6">MVC (“</text:span><text:span text:style-name="T7">M</text:span><text:span text:style-name="T6">odelo </text:span><text:span text:style-name="T7">V</text:span><text:span text:style-name="T6">ista </text:span><text:span text:style-name="T7">C</text:span><text:span text:style-name="T6">ontrolador”)</text:span><text:span text:style-name="T8">.</text:span></text:p>
      <text:p text:style-name="P15"/>
      <text:p text:style-name="P24"><text:tab/><text:span text:style-name="T14">/</text:span><text:span text:style-name="T15">frases celebres</text:span></text:p>
      <text:p text:style-name="P21"><text:tab/><text:tab/>/<text:span text:style-name="T13">app</text:span></text:p>
      <text:p text:style-name="P21"><text:tab/><text:tab/><text:tab/>/<text:span text:style-name="T13">config</text:span></text:p>
      <text:p text:style-name="P21"><text:tab/><text:tab/><text:tab/>/<text:span text:style-name="T13">controllers</text:span></text:p>
      <text:p text:style-name="P21"><text:tab/><text:tab/><text:tab/>/<text:span text:style-name="T13">models</text:span></text:p>
      <text:p text:style-name="P21"><text:tab/><text:tab/><text:tab/>/<text:span text:style-name="T13">views</text:span></text:p>
      <text:p text:style-name="P21"><text:tab/><text:tab/><text:tab/>/<text:span text:style-name="T13">plugins</text:span></text:p>
      <text:p text:style-name="P21"><text:tab/><text:tab/><text:tab/>/<text:span text:style-name="T13">library</text:span></text:p>
      <text:p text:style-name="P21"><text:tab/><text:tab/>/<text:span text:style-name="T13">public</text:span></text:p>
      <text:p text:style-name="P21"><text:tab/><text:tab/><text:tab/>/<text:span text:style-name="T13">css</text:span></text:p>
      <text:p text:style-name="P21"><text:tab/><text:tab/><text:tab/>/<text:span text:style-name="T13">js</text:span></text:p>
      <text:p text:style-name="P21"><text:tab/><text:tab/><text:tab/>/<text:span text:style-name="T13">img</text:span></text:p>
      <text:p text:style-name="P21"><text:tab/><text:tab/>/<text:span text:style-name="T33">cache</text:span></text:p>
      <text:p text:style-name="P23"><text:tab/><text:tab/><text:tab/>/<text:span text:style-name="T33">volt</text:span></text:p>
      <text:p text:style-name="P6"/>
      <text:p text:style-name="P6"/>
      <text:p text:style-name="P10"/>
      <text:p text:style-name="P10"/>
      <text:p text:style-name="P11"/>
      <text:p text:style-name="P11"><text:soft-page-break/><text:span text:style-name="T17">2- Archivos base de configuración <text:s text:c="2"/>- <text:s/></text:span><text:span text:style-name="T23">Color</text:span></text:p>
      <text:p text:style-name="P10"/>
      <text:p text:style-name="P10"><text:tab/><text:tab/></text:p>
      <text:p text:style-name="P25"><text:tab/><text:span text:style-name="T14">/</text:span><text:span text:style-name="T15">frases celebres</text:span></text:p>
      <text:p text:style-name="P25"><text:span text:style-name="T15"><text:tab/><text:tab/></text:span><text:span text:style-name="T24">/</text:span><text:span text:style-name="T25">.htaccess</text:span></text:p>
      <text:p text:style-name="P22"><text:tab/><text:tab/>/<text:span text:style-name="T13">app</text:span></text:p>
      <text:p text:style-name="P22"><text:tab/><text:tab/><text:tab/>/<text:span text:style-name="T13">config</text:span></text:p>
      <text:p text:style-name="P22"><text:tab/><text:tab/><text:tab/>/<text:span text:style-name="T13">controllers</text:span></text:p>
      <text:p text:style-name="P22"><text:tab/><text:tab/><text:tab/>/<text:span text:style-name="T13">models</text:span></text:p>
      <text:p text:style-name="P22"><text:tab/><text:tab/><text:tab/>/<text:span text:style-name="T13">views</text:span></text:p>
      <text:p text:style-name="P22"><text:tab/><text:tab/><text:tab/>/<text:span text:style-name="T13">plugins</text:span></text:p>
      <text:p text:style-name="P22"><text:tab/><text:tab/><text:tab/>/<text:span text:style-name="T13">library</text:span></text:p>
      <text:p text:style-name="P23"><text:tab/><text:tab/><text:tab/><text:span text:style-name="T21">/</text:span><text:span text:style-name="T28">Services.php</text:span></text:p>
      <text:p text:style-name="P22"><text:tab/><text:tab/>/<text:span text:style-name="T13">public</text:span></text:p>
      <text:p text:style-name="P22"><text:tab/><text:tab/><text:tab/>/<text:span text:style-name="T13">css</text:span></text:p>
      <text:p text:style-name="P22"><text:tab/><text:tab/><text:tab/>/<text:span text:style-name="T13">js</text:span></text:p>
      <text:p text:style-name="P22"><text:tab/><text:tab/><text:tab/>/<text:span text:style-name="T13">img</text:span></text:p>
      <text:p text:style-name="P22"><text:tab/><text:tab/><text:tab/><text:span text:style-name="T21">/</text:span><text:span text:style-name="T22">index.php</text:span></text:p>
      <text:p text:style-name="P22"><text:span text:style-name="T22"><text:tab/><text:tab/><text:tab/></text:span><text:span text:style-name="T23">/</text:span><text:span text:style-name="T22">.htaccess</text:span></text:p>
      <text:p text:style-name="P23"><text:span text:style-name="T22"><text:tab/><text:tab/></text:span><text:span text:style-name="T19">/cache</text:span></text:p>
      <text:p text:style-name="P23"><text:tab/><text:tab/><text:tab/>/<text:span text:style-name="T33">volt</text:span></text:p>
      <text:p text:style-name="P6"/>
      <text:p text:style-name="P6"/>
      <text:p text:style-name="P19">2.1 Código de cada archivo</text:p>
      <text:p text:style-name="P19"/>
      <text:p text:style-name="P42"/>
      <text:p text:style-name="P42"><text:span text:style-name="T14"><text:s/>/</text:span><text:span text:style-name="T15">frases celebres</text:span></text:p>
      <text:p text:style-name="P42"><text:tab/><text:span text:style-name="T24">/</text:span><text:span text:style-name="T25">.htaccess</text:span></text:p>
      <text:p text:style-name="P43"/>
      <text:p text:style-name="P43"><text:s/>[<text:span text:style-name="T31">Código</text:span>]</text:p>
      <text:p text:style-name="P43"/>
      <text:p text:style-name="P44"><text:s/>&lt;IfModule mod_rewrite.c&gt;</text:p>
      <text:p text:style-name="P44"><text:s text:c="5"/>RewriteEngine On</text:p>
      <text:p text:style-name="P44"><text:s text:c="5"/>RewriteRule ^$ public/ <text:s text:c="4"/>[L]</text:p>
      <text:p text:style-name="P44"><text:s text:c="5"/>RewriteRule (.*) public/$1 [L]</text:p>
      <text:p text:style-name="P45"><text:span text:style-name="T29"><text:s/>&lt;/IfModule&gt;</text:span></text:p>
      <text:p text:style-name="P28"/>
      <text:p text:style-name="P28"/>
      <text:p text:style-name="P28"><text:soft-page-break/></text:p>
      <text:p text:style-name="P28"><text:span text:style-name="T14"><text:s/>/</text:span><text:span text:style-name="T15">frases celebres</text:span></text:p>
      <text:p text:style-name="P28"><text:span text:style-name="T15"><text:tab/>/public</text:span></text:p>
      <text:p text:style-name="P28"><text:span text:style-name="T15"><text:tab/><text:tab/></text:span><text:span text:style-name="T24">/</text:span><text:span text:style-name="T25">.htaccess</text:span></text:p>
      <text:p text:style-name="P37"/>
      <text:p text:style-name="P31"><text:s/>[<text:span text:style-name="T31">Código</text:span>]</text:p>
      <text:p text:style-name="P31"/>
      <text:p text:style-name="P34"><text:s/>AddDefaultCharset UTF-8</text:p>
      <text:p text:style-name="P34"/>
      <text:p text:style-name="P34"><text:s/>&lt;IfModule mod_rewrite.c&gt;</text:p>
      <text:p text:style-name="P34"><text:s text:c="4"/>RewriteEngine On</text:p>
      <text:p text:style-name="P34"><text:s text:c="4"/>RewriteCond %{REQUEST_FILENAME} !-d</text:p>
      <text:p text:style-name="P34"><text:s text:c="4"/>RewriteCond %{REQUEST_FILENAME} !-f</text:p>
      <text:p text:style-name="P34"><text:s text:c="4"/>RewriteRule ^(.*)$ index.php?_url=/$1 [QSA,L]</text:p>
      <text:p text:style-name="P34"><text:s/>&lt;/IfModule&gt;</text:p>
      <text:p text:style-name="P34"/>
      <text:p text:style-name="P6"/>
      <text:p text:style-name="P6"/>
      <text:p text:style-name="P29"/>
      <text:p text:style-name="P29"><text:span text:style-name="T14"><text:s/>/</text:span><text:span text:style-name="T15">frases celebres</text:span></text:p>
      <text:p text:style-name="P29"><text:span text:style-name="T15"><text:tab/>/public</text:span></text:p>
      <text:p text:style-name="P29"><text:span text:style-name="T15"><text:tab/><text:tab/></text:span><text:span text:style-name="T24">/</text:span><text:span text:style-name="T26">index.php</text:span></text:p>
      <text:p text:style-name="P38"/>
      <text:p text:style-name="P32"><text:s/>[<text:span text:style-name="T31">Código</text:span>]</text:p>
      <text:p text:style-name="P32"/>
      <text:p text:style-name="P35"><text:s/><text:span text:style-name="T32">&lt;?php</text:span></text:p>
      <text:p text:style-name="P40"/>
      <text:p text:style-name="P40"><text:s/>use Phalcon\Mvc\Application;</text:p>
      <text:p text:style-name="P40"><text:s/>use Phalcon\Config\Adapter\Ini as ConfigIni;</text:p>
      <text:p text:style-name="P40"><text:s/>use Phalcon\Di\FactoryDefault;</text:p>
      <text:p text:style-name="P40"/>
      <text:p text:style-name="P40"><text:s/>try {</text:p>
      <text:p text:style-name="P40"><text:s text:c="4"/>define( 'APP_PATH', realpath( '..' ) . '/' );</text:p>
      <text:p text:style-name="P40"/>
      <text:p text:style-name="P40"><text:s text:c="4"/>/**</text:p>
      <text:p text:style-name="P40"><text:s text:c="4"/>* <text:s/>Leemos la configuración</text:p>
      <text:p text:style-name="P40"><text:s text:c="4"/>*/</text:p>
      <text:p text:style-name="P40"><text:s text:c="4"/>$config = new ConfigIni( APP_PATH . 'app/config/config.ini' );</text:p>
      <text:p text:style-name="P40"><text:s text:c="4"/>if ( is_readable( APP_PATH . 'app/config/config.ini.dev' ) ) {</text:p>
      <text:p text:style-name="P40"><text:s text:c="8"/>$override = new ConfigIni( APP_PATH . 'app/config/config.ini.dev' );</text:p>
      <text:p text:style-name="P40"><text:soft-page-break/><text:s text:c="8"/>$config-&gt;merge( $override );</text:p>
      <text:p text:style-name="P40"><text:s text:c="4"/>}</text:p>
      <text:p text:style-name="P40"/>
      <text:p text:style-name="P40"><text:s text:c="4"/>/**</text:p>
      <text:p text:style-name="P40"><text:s text:c="4"/>* <text:s text:c="2"/>Auto cargador de configuración configuración</text:p>
      <text:p text:style-name="P40"><text:s text:c="4"/>*/</text:p>
      <text:p text:style-name="P40"><text:s text:c="4"/>require APP_PATH . 'app/config/loader.php';</text:p>
      <text:p text:style-name="P40"/>
      <text:p text:style-name="P40"><text:s text:c="4"/>$application = new Application( new Services( $config ) );</text:p>
      <text:p text:style-name="P40"/>
      <text:p text:style-name="P40"><text:s text:c="4"/>// NGINX - PHP-FPM already set PATH_INFO variable to handle route</text:p>
      <text:p text:style-name="P40"><text:s text:c="4"/>echo $application-&gt;handle( !empty( $_SERVER['PATH_INFO'] ) ?$_SERVER['PATH_INFO'] : null )-&gt;getContent();</text:p>
      <text:p text:style-name="P40"><text:s/>} catch ( Exception $e ) {</text:p>
      <text:p text:style-name="P40"><text:s text:c="4"/>echo $e-&gt;getMessage() . '&lt;br&gt;';</text:p>
      <text:p text:style-name="P40"><text:s text:c="4"/>echo '&lt;pre&gt;' . $e-&gt;getTraceAsString() . '&lt;/pre&gt;';</text:p>
      <text:p text:style-name="P40"><text:s/>}</text:p>
      <text:p text:style-name="P35"/>
      <text:p text:style-name="P16"><text:span text:style-name="T15"/></text:p>
      <text:p text:style-name="P6"/>
      <text:p text:style-name="P30"/>
      <text:p text:style-name="P30"><text:span text:style-name="T14"><text:s/>/</text:span><text:span text:style-name="T15">frases celebres</text:span></text:p>
      <text:p text:style-name="P30"><text:span text:style-name="T15"><text:tab/>/</text:span><text:span text:style-name="T16">app</text:span></text:p>
      <text:p text:style-name="P30"><text:span text:style-name="T15"><text:tab/><text:tab/></text:span><text:span text:style-name="T24">/</text:span><text:span text:style-name="T27">Services</text:span><text:span text:style-name="T25">.</text:span><text:span text:style-name="T27">php</text:span></text:p>
      <text:p text:style-name="P39"/>
      <text:p text:style-name="P33"><text:s/>[<text:span text:style-name="T31">Código</text:span>]</text:p>
      <text:p text:style-name="P33"/>
      <text:p text:style-name="P41">&lt;?php</text:p>
      <text:p text:style-name="P41"/>
      <text:p text:style-name="P41"><text:s/>use Phalcon\Mvc\View;</text:p>
      <text:p text:style-name="P41"><text:s/>use Phalcon\Mvc\Url as UrlProvider;</text:p>
      <text:p text:style-name="P41"><text:s/>use Phalcon\Mvc\Dispatcher;</text:p>
      <text:p text:style-name="P41"><text:s/>use Phalcon\Mvc\View\Engine\Volt as VoltEngine;</text:p>
      <text:p text:style-name="P41"><text:s/>use Phalcon\Session\Adapter\Files as SessionAdapter;</text:p>
      <text:p text:style-name="P41"><text:s/>use Phalcon\Flash\Direct as FlashDirect;</text:p>
      <text:p text:style-name="P41"><text:s/>use Phalcon\Events\Manager as EventsManager;</text:p>
      <text:p text:style-name="P41"/>
      <text:p text:style-name="P41"><text:s/>class Services extends \Base\Services {</text:p>
      <text:p text:style-name="P41"/>
      <text:p text:style-name="P41"><text:s text:c="4"/>/**</text:p>
      <text:p text:style-name="P41"><text:soft-page-break/><text:s text:c="4"/>* <text:s/>Registramos los eventos Manager</text:p>
      <text:p text:style-name="P41"><text:s text:c="4"/>*/</text:p>
      <text:p text:style-name="P41"><text:s text:c="4"/>protected function initDispatcher() {</text:p>
      <text:p text:style-name="P41"><text:s text:c="8"/>$eventsManager = new EventsManager;</text:p>
      <text:p text:style-name="P41"/>
      <text:p text:style-name="P41"><text:s text:c="8"/>/**</text:p>
      <text:p text:style-name="P41"><text:s text:c="8"/>* <text:s text:c="2"/>Manejar excepciones y excepciones no encontradas usando el plugin no encontrado NotFoundPlugin</text:p>
      <text:p text:style-name="P41"><text:s text:c="8"/>*/</text:p>
      <text:p text:style-name="P41"><text:s text:c="8"/>$eventsManager-&gt;attach( 'dispatch:beforeException', new NotFoundPlugin );</text:p>
      <text:p text:style-name="P41"/>
      <text:p text:style-name="P41"><text:s text:c="8"/>$dispatcher = new Dispatcher;</text:p>
      <text:p text:style-name="P41"><text:s text:c="8"/>$dispatcher-&gt;setEventsManager( $eventsManager );</text:p>
      <text:p text:style-name="P41"/>
      <text:p text:style-name="P41"><text:s text:c="8"/>return $dispatcher;</text:p>
      <text:p text:style-name="P41"><text:s text:c="4"/>}</text:p>
      <text:p text:style-name="P41"><text:s text:c="4"/>/**</text:p>
      <text:p text:style-name="P41"><text:s text:c="4"/>* Database connection is created based in the parameters defined in the configuration file</text:p>
      <text:p text:style-name="P41"><text:s text:c="4"/>*/</text:p>
      <text:p text:style-name="P41"><text:s text:c="4"/>protected function initDb() {</text:p>
      <text:p text:style-name="P41"><text:s text:c="8"/>$config = $this-&gt;get('config')-&gt;get('database')-&gt;toArray();</text:p>
      <text:p text:style-name="P41"/>
      <text:p text:style-name="P41"><text:s text:c="8"/>$dbClass = 'Phalcon\Db\Adapter\Pdo\\' . $config['adapter'];</text:p>
      <text:p text:style-name="P41"><text:s text:c="8"/>unset( $config['adapter'] );</text:p>
      <text:p text:style-name="P41"/>
      <text:p text:style-name="P41"><text:s text:c="8"/>return new $dbClass( $config );</text:p>
      <text:p text:style-name="P41"><text:s text:c="4"/>}</text:p>
      <text:p text:style-name="P41"/>
      <text:p text:style-name="P41"><text:s text:c="4"/>/**</text:p>
      <text:p text:style-name="P41"><text:s text:c="4"/>* <text:s text:c="2"/>Permite crear todas las Url de la aplicación</text:p>
      <text:p text:style-name="P41"><text:s text:c="4"/>*/</text:p>
      <text:p text:style-name="P41"><text:s text:c="4"/>protected function initUrl() {</text:p>
      <text:p text:style-name="P41"><text:s text:c="8"/>$url = new UrlProvider();</text:p>
      <text:p text:style-name="P41"><text:s text:c="8"/>$url-&gt;setBaseUri( $this-&gt;get( 'config' )-&gt;application-&gt;baseUri );</text:p>
      <text:p text:style-name="P41"><text:s text:c="8"/>return $url;</text:p>
      <text:p text:style-name="P41"><text:s text:c="4"/>}</text:p>
      <text:p text:style-name="P41"/>
      <text:p text:style-name="P41"><text:s text:c="4"/>/**</text:p>
      <text:p text:style-name="P41"><text:s text:c="4"/>* <text:s/>Iniciamos las Sesiones</text:p>
      <text:p text:style-name="P41"><text:s text:c="4"/>*/</text:p>
      <text:p text:style-name="P41"><text:soft-page-break/><text:s text:c="4"/>protected function initSession() {</text:p>
      <text:p text:style-name="P41"><text:s text:c="8"/>$session = new SessionAdapter();</text:p>
      <text:p text:style-name="P41"><text:s text:c="8"/>if ( session_status() == PHP_SESSION_NONE ) {</text:p>
      <text:p text:style-name="P41"><text:s text:c="12"/>$session-&gt;start();</text:p>
      <text:p text:style-name="P41"><text:s text:c="8"/>}</text:p>
      <text:p text:style-name="P41"><text:s text:c="8"/>return $session;</text:p>
      <text:p text:style-name="P41"><text:s text:c="4"/>}</text:p>
      <text:p text:style-name="P41"/>
      <text:p text:style-name="P41"><text:s text:c="4"/>/**</text:p>
      <text:p text:style-name="P41"><text:s text:c="4"/>* <text:s text:c="2"/>COnfiguración Volt la plantilla de Phalcon</text:p>
      <text:p text:style-name="P41"><text:s text:c="4"/>*/</text:p>
      <text:p text:style-name="P41"><text:s text:c="4"/>protected function initView() {</text:p>
      <text:p text:style-name="P41"><text:s text:c="8"/>$view = new View();</text:p>
      <text:p text:style-name="P41"/>
      <text:p text:style-name="P41"><text:s text:c="8"/>$view-&gt;setViewsDir( APP_PATH . $this-&gt;get( 'config' )-&gt;application-&gt;viewsDir );</text:p>
      <text:p text:style-name="P41"/>
      <text:p text:style-name="P41"><text:s text:c="8"/>$view-&gt;registerEngines(array(</text:p>
      <text:p text:style-name="P41"><text:s text:c="12"/>".volt" =&gt; 'volt'</text:p>
      <text:p text:style-name="P41"><text:s text:c="8"/>));</text:p>
      <text:p text:style-name="P41"/>
      <text:p text:style-name="P41"><text:s text:c="8"/>return $view;</text:p>
      <text:p text:style-name="P41"><text:s text:c="4"/>}</text:p>
      <text:p text:style-name="P41"/>
      <text:p text:style-name="P41"><text:s text:c="4"/>/**</text:p>
      <text:p text:style-name="P41"><text:s text:c="4"/>* <text:s text:c="2"/>Opciones para levantar Volt la plantilla de Phalcon</text:p>
      <text:p text:style-name="P41"><text:s text:c="4"/>*/</text:p>
      <text:p text:style-name="P41"><text:s text:c="4"/>protected function initSharedVolt( $view, $di ) {</text:p>
      <text:p text:style-name="P41"><text:s text:c="8"/>$volt = new VoltEngine( $view, $di );</text:p>
      <text:p text:style-name="P41"/>
      <text:p text:style-name="P41"><text:s text:c="8"/>$volt-&gt;setOptions(array(</text:p>
      <text:p text:style-name="P41"><text:s text:c="12"/>"compiledPath" =&gt; APP_PATH . "cache/volt/"</text:p>
      <text:p text:style-name="P41"><text:s text:c="8"/>));</text:p>
      <text:p text:style-name="P41"/>
      <text:p text:style-name="P41"><text:s text:c="8"/>$compiler = $volt-&gt;getCompiler();</text:p>
      <text:p text:style-name="P41"><text:s text:c="8"/>$compiler-&gt;addFunction( 'is_a', 'is_a' );</text:p>
      <text:p text:style-name="P41"/>
      <text:p text:style-name="P41"><text:s text:c="8"/>return $volt;</text:p>
      <text:p text:style-name="P41"><text:s text:c="4"/>}</text:p>
      <text:p text:style-name="P41"/>
      <text:p text:style-name="P41"><text:s text:c="4"/>// Register the flash service with custom CSS classes</text:p>
      <text:p text:style-name="P41"><text:soft-page-break/><text:s text:c="4"/>protected function initFlash() {</text:p>
      <text:p text:style-name="P41"><text:s text:c="8"/>$flash = new FlashDirect(</text:p>
      <text:p text:style-name="P41"><text:s text:c="12"/>array(</text:p>
      <text:p text:style-name="P41"><text:s text:c="16"/>'error' <text:s text:c="2"/>=&gt; 'alert alert-danger',</text:p>
      <text:p text:style-name="P41"><text:s text:c="16"/>'success' =&gt; 'alert alert-success',</text:p>
      <text:p text:style-name="P41"><text:s text:c="16"/>'notice' <text:s/>=&gt; 'alert alert-info',</text:p>
      <text:p text:style-name="P41"><text:s text:c="16"/>'warning' =&gt; 'alert alert-warning'</text:p>
      <text:p text:style-name="P41"><text:s text:c="12"/>)</text:p>
      <text:p text:style-name="P41"><text:s text:c="8"/>);</text:p>
      <text:p text:style-name="P41"><text:s text:c="8"/>return $flash;</text:p>
      <text:p text:style-name="P41"><text:s text:c="4"/>}</text:p>
      <text:p text:style-name="P41"/>
      <text:p text:style-name="P41"><text:s/>}</text:p>
      <text:p text:style-name="P3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/>
      <text:p text:style-name="P7"><text:soft-page-break/></text:p>
      <text:p text:style-name="P7">Clap</text:p>
      <text:p text:style-name="P8"><text:bookmark text:name="__UnoMark__769_1935218611"/><text:bookmark text:name="__UnoMark__771_1935218611"/><text:bookmark text:name="__UnoMark__770_1935218611"/><text:bookmark text:name="__UnoMark__772_1935218611"/><text:bookmark text:name="__UnoMark__773_1935218611"/><text:bookmark text:name="__UnoMark__775_1935218611"/><text:bookmark text:name="__UnoMark__774_1935218611"/><text:bookmark text:name="__UnoMark__777_1935218611"/><text:bookmark text:name="__UnoMark__776_1935218611"/><text:bookmark text:name="__UnoMark__779_1935218611"/><text:bookmark text:name="__UnoMark__778_1935218611"/><text:bookmark text:name="__UnoMark__781_1935218611"/><text:bookmark text:name="__UnoMark__780_1935218611"/><text:bookmark text:name="__UnoMark__782_1935218611"/><text:bookmark text:name="__UnoMark__783_1935218611"/><text:bookmark text:name="__UnoMark__784_1935218611"/><text:bookmark text:name="__UnoMark__785_1935218611"/><text:bookmark text:name="__UnoMark__787_1935218611"/><text:bookmark text:name="__UnoMark__786_1935218611"/><text:bookmark text:name="__UnoMark__788_1935218611"/><text:bookmark text:name="__UnoMark__789_1935218611"/><text:bookmark text:name="__UnoMark__791_1935218611"/><text:bookmark text:name="__UnoMark__790_1935218611"/><text:bookmark text:name="__UnoMark__793_1935218611"/><text:bookmark text:name="__UnoMark__792_1935218611"/><text:bookmark text:name="__UnoMark__794_1935218611"/><text:bookmark text:name="__UnoMark__795_1935218611"/><text:bookmark text:name="__UnoMark__797_1935218611"/><text:bookmark text:name="__UnoMark__796_1935218611"/><text:bookmark text:name="__UnoMark__799_1935218611"/><text:bookmark text:name="__UnoMark__798_1935218611"/><text:bookmark text:name="__UnoMark__800_1935218611"/><text:bookmark text:name="__UnoMark__801_1935218611"/><text:bookmark text:name="__UnoMark__803_1935218611"/><text:bookmark text:name="__UnoMark__802_1935218611"/><text:bookmark text:name="__UnoMark__805_1935218611"/><text:bookmark text:name="__UnoMark__804_1935218611"/><text:bookmark text:name="__UnoMark__808_1935218611"/><text:bookmark text:name="__UnoMark__809_1935218611"/><text:bookmark text:name="__UnoMark__810_1935218611"/><text:bookmark text:name="__UnoMark__811_1935218611"/><text:bookmark text:name="__UnoMark__813_1935218611"/><text:bookmark text:name="__UnoMark__812_1935218611"/><text:bookmark text:name="__UnoMark__815_1935218611"/><text:bookmark text:name="__UnoMark__814_1935218611"/><text:bookmark text:name="__UnoMark__816_1935218611"/><text:bookmark text:name="__UnoMark__817_1935218611"/><text:bookmark text:name="__UnoMark__818_1935218611"/><text:bookmark text:name="__UnoMark__819_1935218611"/><text:bookmark text:name="__UnoMark__821_1935218611"/><text:bookmark text:name="__UnoMark__820_1935218611"/><text:bookmark text:name="__UnoMark__823_1935218611"/><text:bookmark text:name="__UnoMark__822_1935218611"/><text:bookmark text:name="__UnoMark__825_1935218611"/><text:bookmark text:name="__UnoMark__824_1935218611"/><text:bookmark text:name="__UnoMark__826_1935218611"/><text:bookmark text:name="__UnoMark__827_1935218611"/><text:bookmark text:name="__UnoMark__828_1935218611"/><text:bookmark text:name="__UnoMark__829_1935218611"/><text:bookmark text:name="__UnoMark__831_1935218611"/><text:bookmark text:name="__UnoMark__830_1935218611"/><text:bookmark text:name="__UnoMark__833_1935218611"/><text:bookmark text:name="__UnoMark__832_1935218611"/><text:bookmark text:name="__UnoMark__834_1935218611"/><text:span text:style-name="T12">“</text:span><text:span text:style-name="T11">Alimentos en manos del pueblo, para el pueblo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Bitstream Vera Sans" svg:font-family="'Bitstream Vera Sans', 'Times New Roman'"/>
    <style:font-face style:name="DejaVu Sans" svg:font-family="'DejaVu Sans'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Droid Sans Fallback1" svg:font-family="'Droid Sans Fallback', 'Device Font 10cpi'" style:font-family-generic="roman"/>
    <style:font-face style:name="FreeSans1" svg:font-family="FreeSans, 'Device Font 10cpi'" style:font-family-generic="roman"/>
    <style:font-face style:name="Liberation Serif1" svg:font-family="'Liberation Serif', 'Times New Roman'" style:font-family-generic="roman"/>
    <style:font-face style:name="FreeSans2" svg:font-family="FreeSans" style:font-family-generic="swiss"/>
    <style:font-face style:name="Liberation Sans1" svg:font-family="'Liberation Sans', Arial" style:font-family-generic="swiss"/>
    <style:font-face style:name="Droid Sans Fallback2" svg:font-family="'Droid Sans Fallback'" style:font-pitch="variable"/>
    <style:font-face style:name="FreeSans3" svg:font-family="FreeSans" style:font-pitch="variable"/>
    <style:font-face style:name="Lohit Devanagari" svg:font-family="'Lohit Devanagar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, 'Device Font 10cpi'" style:font-family-generic="roman" style:font-pitch="variable"/>
    <style:font-face style:name="Arial" svg:font-family="Arial, 'Device Font 10cpi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V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fo:font-size="12pt" fo:language="es" fo:country="ES" style:font-name-asian="Droid Sans Fallback1" style:font-family-asian="'Droid Sans Fallback', 'Device Font 10cpi'" style:font-family-generic-asian="roman" style:font-size-asian="12pt" style:language-asian="zh" style:country-asian="CN" style:font-name-complex="FreeSans1" style:font-family-complex="FreeSans, 'Device Font 10cpi'" style:font-family-generic-complex="roman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3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Epígrafe1" style:family="paragraph" style:parent-style-name="Standard">
      <style:paragraph-properties fo:margin-top="0cm" fo:margin-bottom="0.353cm" loext:contextual-spacing="false"/>
      <style:text-properties fo:color="#808080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fo:font-size="14pt" style:font-name-asian="DejaVu Sans" style:font-family-asian="'DejaVu Sans'" style:font-size-asian="14pt" style:font-name-complex="FreeSans1" style:font-family-complex="FreeSans, 'Device Font 10cpi'" style:font-family-generic-complex="roman" style:font-size-complex="14pt"/>
    </style:style>
    <style:style style:name="Header" style:family="paragraph" style:parent-style-name="Standard" style:class="extra">
      <style:paragraph-properties fo:margin-top="0.176cm" fo:margin-bottom="0.212cm" loext:contextual-spacing="false" fo:keep-with-next="always"/>
      <style:text-properties style:font-name="Calibri" fo:font-family="Calibri" style:font-family-generic="swiss" style:font-pitch="variable" fo:font-size="10pt" style:font-name-asian="DejaVu Sans" style:font-family-asian="'DejaVu Sans'" style:font-size-asian="10pt" style:font-name-complex="Calibri" style:font-family-complex="Calibri" style:font-family-generic-complex="swiss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fo:language="es" fo:country="VE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  <style:text-properties style:font-name-asian="Bitstream Vera Sans" style:font-family-asian="'Bitstream Vera Sans', 'Times New Roman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 fo:orphans="2" fo:widows="2" fo:hyphenation-ladder-count="no-limit" style:vertical-align="auto"/>
      <style:text-properties style:font-name="Times New Roman" fo:font-family="'Times New Roman', 'Device Font 10cpi'" style:font-family-generic="roman" style:font-pitch="variable" fo:language="es" fo:country="VE" style:font-name-asian="Times New Roman" style:font-family-asian="'Times New Roman', 'Device Font 10cpi'" style:font-family-generic-asian="roman" style:font-pitch-asian="variable" style:font-name-complex="Times New Roman" style:font-family-complex="'Times New Roman', 'Device Font 10cpi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_20__28_user_29_" style:display-name="Header (user)" style:family="paragraph" style:parent-style-name="Standard">
      <style:paragraph-properties fo:margin-top="0.176cm" fo:margin-bottom="0.212cm" loext:contextual-spacing="false" fo:hyphenation-ladder-count="no-limit" fo:keep-with-next="always"/>
      <style:text-properties style:font-name="Calibri" fo:font-family="Calibri" style:font-family-generic="swiss" style:font-pitch="variable" fo:font-size="10pt" fo:language="es" fo:country="VE" style:font-name-asian="DejaVu Sans" style:font-family-asian="'DejaVu Sans'" style:font-size-asian="10pt" style:font-name-complex="Calibri" style:font-family-complex="Calibri" style:font-family-generic-complex="swiss" style:font-pitch-complex="variable" style:font-size-complex="10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VE" style:font-name-asian="Times New Roman" style:font-family-asian="'Times New Roman', 'Device Font 10cpi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xto_20_en_20_negrita1" style:display-name="Texto en negrita1" style:family="text">
      <style:text-properties fo:font-weight="bold" style:font-weight-asian="bold" style:font-weight-complex="bold"/>
    </style:style>
    <style:style style:name="Énfasis1" style:family="text">
      <style:text-properties fo:font-style="italic" style:font-style-asian="italic" style:font-style-complex="italic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style:font-name="Calibri" fo:font-family="Calibri" style:font-family-generic="swiss" style:font-pitch="variable" fo:font-size="10pt" style:font-name-asian="Times New Roman" style:font-family-asian="'Times New Roman', 'Device Font 10cpi'" style:font-family-generic-asian="roman" style:font-pitch-asian="variable" style:font-size-asian="10pt" style:font-name-complex="Times New Roman" style:font-family-complex="'Times New Roman', 'Device Font 10cpi'" style:font-family-generic-complex="roman" style:font-pitch-complex="variable" style:font-size-complex="10pt"/>
    </style:style>
    <style:style style:name="WW8Num4z4" style:family="text"/>
    <style:style style:name="WW8Num3z7" style:family="text"/>
    <style:style style:name="WW8Num3z5" style:family="text"/>
    <style:style style:name="WW8Num3z8" style:family="text"/>
    <style:style style:name="ListLabel_20_2" style:display-name="ListLabel 2" style:family="text">
      <style:text-properties fo:font-size="12pt" fo:language="es" fo:country="VE" style:font-size-asian="12pt" style:font-name-complex="Arial" style:font-family-complex="Arial, 'Device Font 10cpi'" style:font-family-generic-complex="swiss" style:font-pitch-complex="variable" style:font-size-complex="12pt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/>
    <style:style style:name="apple-converted-space" style:family="text" style:parent-style-name="Fuente_20_de_20_párrafo_20_predeter.1"/>
    <style:style style:name="WW8Num3z4" style:family="text"/>
    <style:style style:name="WW8Num4z8" style:family="text"/>
    <style:style style:name="WW8Num3z6" style:family="text"/>
    <style:style style:name="WW8Num3z3" style:family="text"/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WW8Num4z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5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mphasis_20__28_user_29_" style:display-name="Emphasis (user)" style:family="text">
      <style:text-properties fo:font-style="italic" style:font-style-asian="italic" style:font-style-complex="italic"/>
    </style:style>
    <style:style style:name="WW8Num4z7" style:family="text"/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8_user_29_">
      <style:paragraph-properties fo:margin-top="0.176cm" fo:margin-bottom="0.212cm" loext:contextual-spacing="false"/>
      <style:text-properties fo:language="es" fo:country="VE" style:language-asian="es" style:country-asian="VE"/>
    </style:style>
    <style:style style:name="MP2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fo:font-size="8pt" fo:font-weight="bold" style:font-name-asian="Liberation Serif1" style:font-size-asian="8pt" style:font-weight-asian="bold" style:font-name-complex="Liberation Serif1" style:font-size-complex="8pt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3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148cm" fo:margin-left="0cm" fo:margin-right="0cm" fo:margin-top="1.0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-1.425cm" svg:y="-0.026cm" svg:width="6.899cm" svg:height="2.14cm" draw:z-index="8"><draw:image xlink:href="Pictures/1000020100000199000000856A791F82.png" xlink:type="simple" xlink:show="embed" xlink:actuate="onLoad"/></draw:frame><draw:frame draw:style-name="Mfr1" draw:name="Imagen2" text:anchor-type="char" svg:x="13.39cm" svg:y="-0.131cm" svg:width="2.854cm" svg:height="2.32cm" draw:z-index="9"><draw:image xlink:href="Pictures/100000000000028000000280BB1811D3.jpg" xlink:type="simple" xlink:show="embed" xlink:actuate="onLoad"/></draw:frame></text:p>
        <text:p text:style-name="Standard"/>
      </style:header>
      <style:footer>
        <text:p text:style-name="MP2">Lcdo. Freddy Rodríguez. Coord (E). de Innovación.Teléfono: 0416-5426305.</text:p>
        <text:p text:style-name="MP3"><text:span text:style-name="MT1"><text:s/></text:span><text:span text:style-name="MT2">Autor: Adrian Romero. Analista de Innovación. Teléfono: 0416-498582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turín, 02/10/2015</dc:title>
    <meta:initial-creator>Manuel</meta:initial-creator>
    <meta:creation-date>2015-12-23T15:07:00</meta:creation-date>
    <dc:date>2016-08-15T11:23:34.265772632</dc:date>
    <meta:editing-cycles>39</meta:editing-cycles>
    <meta:editing-duration>P11DT9H13M19S</meta:editing-duration>
    <meta:generator>LibreOffice/4.3.3.2$Linux_x86 LibreOffice_project/430m0$Build-2</meta:generator>
    <meta:document-statistic meta:table-count="0" meta:image-count="2" meta:object-count="0" meta:page-count="9" meta:paragraph-count="182" meta:word-count="593" meta:character-count="5251" meta:non-whitespace-character-count="4054"/>
    <meta:user-defined meta:name="KSOProductBuildVer">3082-9.1.0.4975</meta:user-defined>
  </office:meta>
</office:document-meta>
</file>